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e418" officeooo:paragraph-rsid="0013e418"/>
    </style:style>
    <style:style style:name="P2" style:family="paragraph" style:parent-style-name="Standard">
      <style:paragraph-properties fo:text-align="center" style:justify-single-word="false"/>
      <style:text-properties fo:font-size="20pt" style:text-underline-style="dotted" style:text-underline-width="bold" style:text-underline-color="font-color" fo:font-weight="bold" officeooo:rsid="0013e418" officeooo:paragraph-rsid="0013e418" style:font-size-asian="20pt" style:font-weight-asian="bold" style:font-size-complex="20pt" style:font-weight-complex="bold"/>
    </style:style>
    <style:style style:name="P3" style:family="paragraph" style:parent-style-name="Standard" style:list-style-name="L1">
      <style:text-properties fo:font-size="16pt" fo:font-weight="bold" officeooo:rsid="00153ee4" officeooo:paragraph-rsid="00153ee4" style:font-size-asian="16pt" style:font-weight-asian="bold" style:font-size-complex="16pt" style:font-weight-complex="bold"/>
    </style:style>
    <style:style style:name="P4" style:family="paragraph" style:parent-style-name="Text_20_body">
      <style:paragraph-properties fo:margin-top="0in" fo:margin-bottom="0in" style:contextual-spacing="false"/>
    </style:style>
    <style:style style:name="P5" style:family="paragraph" style:parent-style-name="Text_20_body" style:list-style-name="L1">
      <style:text-properties fo:font-size="16pt" fo:font-weight="bold" officeooo:rsid="00153ee4" officeooo:paragraph-rsid="00153ee4" style:font-size-asian="16pt" style:font-weight-asian="bold" style:font-size-complex="16pt" style:font-weight-complex="bold"/>
    </style:style>
    <style:style style:name="P6" style:family="paragraph" style:parent-style-name="Text_20_body" style:list-style-name="L16"/>
    <style:style style:name="P7" style:family="paragraph" style:parent-style-name="Text_20_body" style:list-style-name="L16">
      <style:paragraph-properties fo:margin-top="0in" fo:margin-bottom="0in" style:contextual-spacing="false"/>
    </style:style>
    <style:style style:name="P8" style:family="paragraph" style:parent-style-name="Text_20_body" style:list-style-name="L16">
      <style:paragraph-properties fo:margin-top="0in" fo:margin-bottom="0in" style:contextual-spacing="false"/>
      <style:text-properties officeooo:paragraph-rsid="00178f53"/>
    </style:style>
    <style:style style:name="P9" style:family="paragraph" style:parent-style-name="Text_20_body">
      <style:paragraph-properties fo:margin-top="0in" fo:margin-bottom="0in" style:contextual-spacing="false"/>
      <style:text-properties officeooo:rsid="00178bcd" officeooo:paragraph-rsid="00178bcd"/>
    </style:style>
    <style:style style:name="T1" style:family="text">
      <style:text-properties officeooo:rsid="0016e3a0"/>
    </style:style>
    <style:style style:name="T2" style:family="text">
      <style:text-properties fo:font-size="12pt" style:font-size-asian="12pt" style:font-size-complex="12pt"/>
    </style:style>
    <style:style style:name="T3" style:family="text">
      <style:text-properties fo:font-size="12pt" officeooo:rsid="0016e3a0" style:font-size-asian="12pt" style:font-size-complex="12pt"/>
    </style:style>
    <style:style style:name="T4" style:family="text">
      <style:text-properties officeooo:rsid="00178f5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steps of Dealing with the Embedded Card “Router”</text:p>
      <text:p text:style-name="P1"/>
      <text:p text:style-name="P1"/>
      <text:p text:style-name="P1">1. **Networking Functionality:** Since the embedded card functions as a router, explore its networking features and capabilities. Familiarize yourself with its routing protocols, network interfaces, and configuration options.</text:p>
      <text:p text:style-name="P1"/>
      <text:p text:style-name="P1">2. **Integration with Test Automation:** Identify how the embedded card can be integrated into your test automation framework using Robot Framework. Consider scenarios where you can automate tasks such as configuring network settings, testing routing functionality, and monitoring network performance.</text:p>
      <text:p text:style-name="P1"/>
      <text:p text:style-name="P1">3. **Scalability and Performance:** Evaluate the scalability and performance of the embedded card, particularly in terms of handling network traffic, supporting multiple devices, and maintaining stability under various conditions.</text:p>
      <text:p text:style-name="P1"/>
      <text:p text:style-name="P1">4. **Security Considerations:** Given that the embedded card serves as a router, prioritize security considerations. Ensure that the firmware is up-to-date, implement secure authentication mechanisms for remote access, and establish robust firewall rules to protect against potential threats.</text:p>
      <text:p text:style-name="P1"/>
      <text:p text:style-name="P1"/>
      <text:list xml:id="list2716213082" text:style-name="L1">
        <text:list-item>
          <text:p text:style-name="P3">First Step:</text:p>
          <text:p text:style-name="P5"><text:span text:style-name="Strong_20_Emphasis"><text:span text:style-name="T3">1. </text:span></text:span><text:span text:style-name="Strong_20_Emphasis"><text:span text:style-name="T2">Access Router Configuration:</text:span></text:span></text:p>
          <text:list text:style-name="L16">
            <text:list-item>
              <text:p text:style-name="P7">Connect to the embedded card via SSH or a web browser interface using the IP address assigned to it. You can usually find the default IP address and login credentials in the documentation provided by Luceor or on the router itself.</text:p>
            </text:list-item>
          </text:list>
        </text:list-item>
      </text:list>
      <text:p text:style-name="P4"/>
      <text:p text:style-name="P9">I have accessed to the card’s Web Interface using the IP address and got the characteristics.</text:p>
      <text:p text:style-name="P4"/>
      <text:p text:style-name="P4"/>
      <text:list xml:id="list164613971637597" text:continue-list="list2716213082" text:style-name="L16">
        <text:list-item>
          <text:p text:style-name="P6"><text:span text:style-name="Strong_20_Emphasis">Explore Network Interfaces:</text:span></text:p>
          <text:list>
            <text:list-item>
              <text:p text:style-name="P7">Once logged in, explore the available network interfaces on the embedded card. This includes Ethernet ports, wireless interfaces (if applicable), and any virtual interfaces that may be configured. <text:span text:style-name="T4">(Done)</text:span></text:p>
            </text:list-item>
          </text:list>
        </text:list-item>
        <text:list-item>
          <text:p text:style-name="P6"><text:span text:style-name="Strong_20_Emphasis">Check Routing Tables:</text:span></text:p>
          <text:list>
            <text:list-item>
              <text:p text:style-name="P7">Examine the routing tables on the embedded card to understand how it routes traffic between different networks. Use commands like <text:span text:style-name="Source_20_Text">route</text:span> or <text:span text:style-name="Source_20_Text">ip route show</text:span> to view the routing table entries.</text:p>
              <text:p text:style-name="P7">192.168.13.0/24 dev lan scope link <text:s/>src 192.168.13.1 </text:p>
              <text:p text:style-name="P8">192.168.40.0/24 dev wan scope link <text:s/>src 192.168.40.1</text:p>
              <text:p text:style-name="P8"/>
              <text:p text:style-name="P8"/>
              <text:p text:style-name="P8"><text:s/></text:p>
            </text:list-item>
          </text:list>
        </text:list-item>
        <text:list-item>
          <text:p text:style-name="P6"><text:soft-page-break/><text:span text:style-name="Strong_20_Emphasis">Configure Network Settings:</text:span></text:p>
          <text:list>
            <text:list-item>
              <text:p text:style-name="P7">Experiment with configuring network settings such as IP addresses, subnet masks, and gateway addresses on the embedded card. You can use commands like <text:span text:style-name="Source_20_Text">ifconfig</text:span> or <text:span text:style-name="Source_20_Text">ip addr add</text:span> to assign IP addresses to interfaces.</text:p>
            </text:list-item>
          </text:list>
        </text:list-item>
        <text:list-item>
          <text:p text:style-name="P6"><text:span text:style-name="Strong_20_Emphasis">Test Connectivity:</text:span></text:p>
          <text:list>
            <text:list-item>
              <text:p text:style-name="P7">Verify connectivity by pinging other devices on the network or external IP addresses. This will help ensure that the routing functionality of the embedded card is working as expected.</text:p>
            </text:list-item>
          </text:list>
        </text:list-item>
        <text:list-item>
          <text:p text:style-name="P6"><text:span text:style-name="Strong_20_Emphasis">Explore DHCP and DNS Settings:</text:span></text:p>
          <text:list>
            <text:list-item>
              <text:p text:style-name="P7">Investigate the DHCP (Dynamic Host Configuration Protocol) and DNS (Domain Name System) settings on the embedded card. Understand how it assigns IP addresses to client devices and resolves domain names to IP addresses.</text:p>
            </text:list-item>
          </text:list>
        </text:list-item>
        <text:list-item>
          <text:p text:style-name="P6"><text:span text:style-name="Strong_20_Emphasis">Review Firewall Rules:</text:span></text:p>
          <text:list>
            <text:list-item>
              <text:p text:style-name="P7">Review the firewall rules configured on the embedded card to control incoming and outgoing traffic. Understand how the firewall rules are applied and how they impact network traffic.</text:p>
            </text:list-item>
          </text:list>
        </text:list-item>
        <text:list-item>
          <text:p text:style-name="P6"><text:span text:style-name="Strong_20_Emphasis">Check Network Services:</text:span></text:p>
          <text:list>
            <text:list-item>
              <text:p text:style-name="P7">Explore any network services running on the embedded card, such as DHCP, DNS, NAT (Network Address Translation), and VPN (Virtual Private Network). Understand their configurations and functionalities.</text:p>
            </text:list-item>
          </text:list>
        </text:list-item>
        <text:list-item>
          <text:p text:style-name="P6"><text:span text:style-name="Strong_20_Emphasis">Documentation and Resources:</text:span></text:p>
          <text:list>
            <text:list-item>
              <text:p text:style-name="P6">Refer to the documentation provided by Luceor or the manufacturer of the embedded card for detailed information about its networking features and configurations. You may also find online resources, forums, and community support helpful in understanding networking concepts and configurations.</text:p>
            </text:list-item>
          </text:list>
        </text:list-item>
        <text:list-item text:style-override="L1">
          <text:p text:style-name="P3">Se<text:span text:style-name="T1">cond Step</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1:42:23.433949650</meta:creation-date>
    <dc:date>2024-02-06T12:50:34.412208144</dc:date>
    <meta:editing-duration>PT7M9S</meta:editing-duration>
    <meta:editing-cycles>1</meta:editing-cycles>
    <meta:generator>LibreOffice/7.3.7.2$Linux_X86_64 LibreOffice_project/30$Build-2</meta:generator>
    <meta:document-statistic meta:table-count="0" meta:image-count="0" meta:object-count="0" meta:page-count="2" meta:paragraph-count="31" meta:word-count="524" meta:character-count="3489" meta:non-whitespace-character-count="3014"/>
  </office:meta>
</office:document-meta>
</file>